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5d6cb"/>
    </style:style>
    <style:style style:name="P2" style:family="paragraph" style:parent-style-name="Standard">
      <style:text-properties officeooo:rsid="0005d6cb" officeooo:paragraph-rsid="0005d6cb"/>
    </style:style>
    <style:style style:name="P3" style:family="paragraph" style:parent-style-name="Standard" style:list-style-name="L1">
      <style:text-properties officeooo:rsid="0005d6cb" officeooo:paragraph-rsid="0005d6cb"/>
    </style:style>
    <style:style style:name="P4" style:family="paragraph" style:parent-style-name="Standard" style:list-style-name="L1">
      <style:text-properties officeooo:rsid="0005d6cb" officeooo:paragraph-rsid="000879a5"/>
    </style:style>
    <style:style style:name="P5" style:family="paragraph" style:parent-style-name="Standard">
      <style:text-properties officeooo:rsid="0005d6cb" officeooo:paragraph-rsid="000879a5"/>
    </style:style>
    <style:style style:name="P6" style:family="paragraph" style:parent-style-name="Standard" style:list-style-name="L2">
      <style:text-properties officeooo:rsid="0005d6cb" officeooo:paragraph-rsid="0008ecf1"/>
    </style:style>
    <style:style style:name="P7" style:family="paragraph" style:parent-style-name="Standard">
      <style:paragraph-properties fo:break-before="page"/>
      <style:text-properties officeooo:paragraph-rsid="000879a5"/>
    </style:style>
    <style:style style:name="T1" style:family="text">
      <style:text-properties officeooo:rsid="0005d6cb"/>
    </style:style>
    <style:style style:name="T2" style:family="text">
      <style:text-properties officeooo:rsid="00071c85"/>
    </style:style>
    <style:style style:name="T3" style:family="text">
      <style:text-properties officeooo:rsid="000879a5"/>
    </style:style>
    <style:style style:name="T4" style:family="text">
      <style:text-properties officeooo:rsid="0008ecf1"/>
    </style:style>
    <style:style style:name="T5" style:family="text">
      <style:text-properties officeooo:rsid="000a7d1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o de uso, visualizar </text:span><text:span text:style-name="T2">detalles de </text:span><text:span text:style-name="T1">idea</text:span></text:p>
      <text:p text:style-name="P2"/>
      <text:p text:style-name="P2">Precondiciones</text:p>
      <text:p text:style-name="P2"><text:tab/>Ninguna</text:p>
      <text:p text:style-name="P2"/>
      <text:p text:style-name="P2">Actores</text:p>
      <text:p text:style-name="P2"><text:tab/>Usuario</text:p>
      <text:p text:style-name="P2"/>
      <text:p text:style-name="P2">Flujo ideal</text:p>
      <text:p text:style-name="P2"/>
      <text:p text:style-name="P2">1.- El usuario visualiza la página inicial del sistema</text:p>
      <text:p text:style-name="P2">2.- El usuario encuentra la idea de la cual quiere ver detalles[Refierase al caso de uso “Encontrar idea”] </text:p>
      <text:p text:style-name="P2">3.- El usuario hace click en el botón “Ver detalles”</text:p>
      <text:p text:style-name="P2">4.- El sistema muestra la siguiente información de la idea de la forma en que se muestra en la iagen 1.0.</text:p>
      <text:list xml:id="list634791253" text:style-name="L1">
        <text:list-item>
          <text:p text:style-name="P3">Autor </text:p>
        </text:list-item>
        <text:list-item>
          <text:p text:style-name="P3">Seguidores </text:p>
        </text:list-item>
        <text:list-item>
          <text:p text:style-name="P3">Integrantes </text:p>
        </text:list-item>
        <text:list-item>
          <text:p text:style-name="P3">Institución </text:p>
        </text:list-item>
        <text:list-item>
          <text:p text:style-name="P3">Fecha creacion </text:p>
        </text:list-item>
        <text:list-item>
          <text:p text:style-name="P3">Ayuda Dinero<text:tab/> </text:p>
        </text:list-item>
        <text:list-item>
          <text:p text:style-name="P3">Ayuda Personas </text:p>
        </text:list-item>
        <text:list-item>
          <text:p text:style-name="P3">Votos y calificación </text:p>
        </text:list-item>
        <text:list-item>
          <text:p text:style-name="P3">Objetivos generales </text:p>
        </text:list-item>
        <text:list-item>
          <text:p text:style-name="P3">Objetivos específicos </text:p>
        </text:list-item>
        <text:list-item>
          <text:p text:style-name="P3">Justificación </text:p>
        </text:list-item>
        <text:list-item>
          <text:p text:style-name="P3">Como lograrlo </text:p>
        </text:list-item>
        <text:list-item>
          <text:p text:style-name="P3">Necesidades </text:p>
        </text:list-item>
        <text:list-item>
          <text:p text:style-name="P3">Preguntas y comentarios </text:p>
        </text:list-item>
        <text:list-item>
          <text:p text:style-name="P3">Bitácora</text:p>
        </text:list-item>
      </text:list>
      <text:p text:style-name="P2"/>
      <text:p text:style-name="P2"/>
      <text:p text:style-name="P2">Flujos alternos</text:p>
      <text:p text:style-name="P2">En el paso 4</text:p>
      <text:p text:style-name="P2">Si ocurre cualquier error en la lectura de la idea:</text:p>
      <text:p text:style-name="P2"><text:tab/>a) El usuario será redirigido a una página de error</text:p>
      <text:p text:style-name="P2"/>
      <text:p text:style-name="P2">En el paso 2</text:p>
      <text:p text:style-name="P2">Refierase al caso de uso “Encontrar idea”</text:p>
      <text:p text:style-name="P2"/>
      <text:p text:style-name="P2"/>
      <text:p text:style-name="P2"/>
      <text:p text:style-name="P7"><text:span text:style-name="T1">Caso de uso, </text:span><text:span text:style-name="T3">Ver página inicial (Ver Home)</text:span></text:p>
      <text:p text:style-name="P5"/>
      <text:p text:style-name="P5">Precondiciones</text:p>
      <text:p text:style-name="P5"><text:tab/>Ninguna</text:p>
      <text:p text:style-name="P5"/>
      <text:p text:style-name="P5">Actores</text:p>
      <text:p text:style-name="P5"><text:tab/>Usuario <text:span text:style-name="T3">(o moderador o administrador o invitado)</text:span></text:p>
      <text:p text:style-name="P5"/>
      <text:p text:style-name="P5">Flujo ideal</text:p>
      <text:p text:style-name="P5"/>
      <text:p text:style-name="P5">1.- El usuario <text:span text:style-name="T3">teclea la dirección de la página inicial del sistema</text:span></text:p>
      <text:p text:style-name="P5">2.- El <text:span text:style-name="T3">sistema devuelve los siguientes contenidos: </text:span></text:p>
      <text:list xml:id="list2009272009" text:style-name="L2">
        <text:list-item>
          <text:p text:style-name="P6"><text:span text:style-name="T4">Lista de ideas del dia</text:span></text:p>
        </text:list-item>
        <text:list-item>
          <text:p text:style-name="P6"><text:span text:style-name="T4">Lista de ideas rockstar</text:span></text:p>
        </text:list-item>
        <text:list-item>
          <text:p text:style-name="P6"><text:span text:style-name="T4">Lista de instituciones</text:span></text:p>
        </text:list-item>
        <text:list-item>
          <text:p text:style-name="P6"><text:span text:style-name="T4">Lista de tipos de crítica</text:span></text:p>
        </text:list-item>
        <text:list-item>
          <text:p text:style-name="P6"><text:span text:style-name="T4">Lista de tipos de idea</text:span></text:p>
        </text:list-item>
      </text:list>
      <text:p text:style-name="P5"/>
      <text:p text:style-name="P5">Flujos alternos</text:p>
      <text:p text:style-name="P5">En el paso 4</text:p>
      <text:p text:style-name="P5">Si ocurre cualquier error en la lectura de l<text:span text:style-name="T5">os contenidos</text:span>:</text:p>
      <text:p text:style-name="P5"><text:tab/>a) El usuario será redirigido a una página de error</text:p>
      <text:p text:style-name="P5"><text:span text:style-name="T5"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ge Bautista</meta:initial-creator>
    <meta:creation-date>2011-04-12T17:33:15</meta:creation-date>
    <dc:date>2011-04-13T12:46:00</dc:date>
    <dc:creator>Jorge Bautista</dc:creator>
    <meta:editing-duration>PT03H31M39S</meta:editing-duration>
    <meta:editing-cycles>4</meta:editing-cycles>
    <meta:generator>OpenOffice.org/3.2$Unix OpenOffice.org_project/320m19$Build-9505</meta:generator>
    <meta:document-statistic meta:table-count="0" meta:image-count="0" meta:object-count="0" meta:page-count="2" meta:paragraph-count="48" meta:word-count="243" meta:character-count="1331"/>
  </office:meta>
</office:document-meta>
</file>